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oto Sans CJK SC Regular1" svg:font-family="'Noto Sans CJK SC Regular'" style:font-pitch="variable"/>
    <style:font-face style:name="SimSun" svg:font-family="SimSun, 宋体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5.96cm" fo:margin-left="-0.199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3.01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202d69" officeooo:paragraph-rsid="00202d69" style:font-weight-asian="bold" style:font-weight-complex="bold"/>
    </style:style>
    <style:style style:name="P3" style:family="paragraph" style:parent-style-name="Standard">
      <style:text-properties fo:font-weight="bold" officeooo:rsid="00202d69" officeooo:paragraph-rsid="0022a4e0" style:font-weight-asian="bold" style:font-weight-complex="bold"/>
    </style:style>
    <style:style style:name="P4" style:family="paragraph" style:parent-style-name="Standard">
      <style:text-properties fo:font-weight="bold" officeooo:rsid="00202d69" officeooo:paragraph-rsid="0026eaa4" style:font-weight-asian="bold" style:font-weight-complex="bold"/>
    </style:style>
    <style:style style:name="P5" style:family="paragraph" style:parent-style-name="Standard">
      <style:text-properties fo:font-weight="bold" officeooo:rsid="00202d69" officeooo:paragraph-rsid="002a9958" style:font-weight-asian="bold" style:font-weight-complex="bold"/>
    </style:style>
    <style:style style:name="P6" style:family="paragraph" style:parent-style-name="Standard">
      <style:text-properties fo:font-weight="bold" officeooo:rsid="00202d69" officeooo:paragraph-rsid="003054cb" style:font-weight-asian="bold" style:font-weight-complex="bold"/>
    </style:style>
    <style:style style:name="P7" style:family="paragraph" style:parent-style-name="Standard">
      <style:text-properties fo:font-weight="bold" officeooo:rsid="00202d69" officeooo:paragraph-rsid="00332789" style:font-weight-asian="bold" style:font-weight-complex="bold"/>
    </style:style>
    <style:style style:name="P8" style:family="paragraph" style:parent-style-name="Standard">
      <style:text-properties fo:font-weight="bold" officeooo:rsid="00220e98" officeooo:paragraph-rsid="00220e98" style:font-weight-asian="bold" style:font-weight-complex="bold"/>
    </style:style>
    <style:style style:name="P9" style:family="paragraph" style:parent-style-name="Standard">
      <style:text-properties fo:font-weight="bold" officeooo:rsid="00220e98" officeooo:paragraph-rsid="002e14e1" style:font-weight-asian="bold" style:font-weight-complex="bold"/>
    </style:style>
    <style:style style:name="P10" style:family="paragraph" style:parent-style-name="Standard">
      <style:text-properties fo:font-weight="bold" officeooo:rsid="00220e98" officeooo:paragraph-rsid="00322bb8" style:font-weight-asian="bold" style:font-weight-complex="bold"/>
    </style:style>
    <style:style style:name="P11" style:family="paragraph" style:parent-style-name="Standard">
      <style:text-properties fo:font-weight="bold" officeooo:rsid="00220e98" officeooo:paragraph-rsid="0033e33d" style:font-weight-asian="bold" style:font-weight-complex="bold"/>
    </style:style>
    <style:style style:name="P12" style:family="paragraph" style:parent-style-name="Standard">
      <style:text-properties fo:font-weight="bold" officeooo:rsid="0024fbf2" officeooo:paragraph-rsid="0024fbf2" style:font-weight-asian="bold" style:font-weight-complex="bold"/>
    </style:style>
    <style:style style:name="P13" style:family="paragraph" style:parent-style-name="Standard">
      <style:text-properties fo:font-weight="bold" officeooo:rsid="0026eaa4" officeooo:paragraph-rsid="0026eaa4" style:font-weight-asian="bold" style:font-weight-complex="bold"/>
    </style:style>
    <style:style style:name="P14" style:family="paragraph" style:parent-style-name="Standard">
      <style:text-properties fo:font-weight="bold" officeooo:rsid="0028e111" officeooo:paragraph-rsid="0028e111" style:font-weight-asian="bold" style:font-weight-complex="bold"/>
    </style:style>
    <style:style style:name="P15" style:family="paragraph" style:parent-style-name="Standard">
      <style:text-properties fo:font-weight="bold" officeooo:rsid="002a9958" officeooo:paragraph-rsid="002c660c" style:font-weight-asian="bold" style:font-weight-complex="bold"/>
    </style:style>
    <style:style style:name="P16" style:family="paragraph" style:parent-style-name="Standard">
      <style:text-properties fo:font-weight="bold" officeooo:rsid="002a9958" officeooo:paragraph-rsid="002ce8b4" style:font-weight-asian="bold" style:font-weight-complex="bold"/>
    </style:style>
    <style:style style:name="P17" style:family="paragraph" style:parent-style-name="Standard">
      <style:text-properties fo:font-weight="bold" officeooo:rsid="002e14e1" officeooo:paragraph-rsid="00322bb8" style:font-weight-asian="bold" style:font-weight-complex="bold"/>
    </style:style>
    <style:style style:name="P18" style:family="paragraph" style:parent-style-name="Standard">
      <style:text-properties fo:font-weight="bold" officeooo:rsid="002e14e1" officeooo:paragraph-rsid="0033e33d" style:font-weight-asian="bold" style:font-weight-complex="bold"/>
    </style:style>
    <style:style style:name="P19" style:family="paragraph" style:parent-style-name="Standard">
      <style:text-properties fo:font-weight="bold" officeooo:rsid="0030f629" officeooo:paragraph-rsid="0030f629" style:font-weight-asian="bold" style:font-weight-complex="bold"/>
    </style:style>
    <style:style style:name="P20" style:family="paragraph" style:parent-style-name="Standard">
      <style:text-properties fo:font-weight="bold" officeooo:rsid="0030f629" officeooo:paragraph-rsid="00332789" style:font-weight-asian="bold" style:font-weight-complex="bold"/>
    </style:style>
    <style:style style:name="P21" style:family="paragraph" style:parent-style-name="Standard">
      <style:text-properties fo:font-weight="bold" officeooo:rsid="00310cb0" officeooo:paragraph-rsid="00310cb0" style:font-weight-asian="bold" style:font-weight-complex="bold"/>
    </style:style>
    <style:style style:name="P22" style:family="paragraph" style:parent-style-name="Standard">
      <style:text-properties fo:font-weight="bold" officeooo:rsid="00310cb0" officeooo:paragraph-rsid="00332789" style:font-weight-asian="bold" style:font-weight-complex="bold"/>
    </style:style>
    <style:style style:name="P23" style:family="paragraph" style:parent-style-name="Standard">
      <style:text-properties fo:font-weight="bold" officeooo:rsid="00332789" officeooo:paragraph-rsid="00332789" style:font-weight-asian="bold" style:font-weight-complex="bold"/>
    </style:style>
    <style:style style:name="P24" style:family="paragraph" style:parent-style-name="Standard">
      <style:text-properties fo:font-weight="bold" officeooo:rsid="003ed0b1" officeooo:paragraph-rsid="003ed0b1" style:font-weight-asian="bold" style:font-weight-complex="bold"/>
    </style:style>
    <style:style style:name="P25" style:family="paragraph" style:parent-style-name="Standard">
      <style:text-properties fo:font-weight="bold" officeooo:rsid="003f080d" officeooo:paragraph-rsid="003f080d" style:font-weight-asian="bold" style:font-weight-complex="bold"/>
    </style:style>
    <style:style style:name="P26" style:family="paragraph" style:parent-style-name="Standard">
      <style:text-properties fo:font-weight="bold" officeooo:rsid="0040bf74" officeooo:paragraph-rsid="0040bf74" style:font-weight-asian="bold" style:font-weight-complex="bold"/>
    </style:style>
    <style:style style:name="P27" style:family="paragraph" style:parent-style-name="Standard">
      <style:text-properties fo:font-weight="bold" officeooo:rsid="0040bf74" officeooo:paragraph-rsid="0046369e" style:font-weight-asian="bold" style:font-weight-complex="bold"/>
    </style:style>
    <style:style style:name="P28" style:family="paragraph" style:parent-style-name="Standard">
      <style:text-properties fo:font-weight="bold" officeooo:rsid="00411873" officeooo:paragraph-rsid="00411873" style:font-weight-asian="bold" style:font-weight-complex="bold"/>
    </style:style>
    <style:style style:name="P29" style:family="paragraph" style:parent-style-name="Standard">
      <style:text-properties fo:font-weight="bold" officeooo:rsid="00411873" officeooo:paragraph-rsid="0041a2fa" style:font-weight-asian="bold" style:font-weight-complex="bold"/>
    </style:style>
    <style:style style:name="P30" style:family="paragraph" style:parent-style-name="Standard">
      <style:text-properties fo:font-weight="bold" officeooo:rsid="0041a2fa" officeooo:paragraph-rsid="0041a2fa" style:font-weight-asian="bold" style:font-weight-complex="bold"/>
    </style:style>
    <style:style style:name="P31" style:family="paragraph" style:parent-style-name="Standard">
      <style:text-properties fo:font-weight="bold" officeooo:rsid="0046369e" officeooo:paragraph-rsid="0046369e" style:font-weight-asian="bold" style:font-weight-complex="bold"/>
    </style:style>
    <style:style style:name="P32" style:family="paragraph" style:parent-style-name="Standard">
      <style:text-properties fo:font-weight="bold" officeooo:rsid="0047928e" officeooo:paragraph-rsid="0047928e" style:font-weight-asian="bold" style:font-weight-complex="bold"/>
    </style:style>
    <style:style style:name="P33" style:family="paragraph" style:parent-style-name="Standard">
      <style:text-properties fo:font-weight="bold" officeooo:rsid="004bf72f" officeooo:paragraph-rsid="004bf72f" style:font-weight-asian="bold" style:font-weight-complex="bold"/>
    </style:style>
    <style:style style:name="P34" style:family="paragraph" style:parent-style-name="Standard">
      <style:text-properties fo:font-weight="bold" officeooo:rsid="004e4623" officeooo:paragraph-rsid="004e4623" style:font-weight-asian="bold" style:font-weight-complex="bold"/>
    </style:style>
    <style:style style:name="P35" style:family="paragraph" style:parent-style-name="Standard">
      <style:text-properties fo:font-weight="bold" officeooo:rsid="004f85ca" officeooo:paragraph-rsid="004f85ca" style:font-weight-asian="bold" style:font-weight-complex="bold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language="pt" fo:country="BR" style:language-asian="pt" style:country-asian="BR"/>
    </style:style>
    <style:style style:name="P39" style:family="paragraph" style:parent-style-name="Standard">
      <style:text-properties officeooo:paragraph-rsid="001228a4"/>
    </style:style>
    <style:style style:name="P40" style:family="paragraph" style:parent-style-name="Standard">
      <style:text-properties officeooo:rsid="00134ec7" officeooo:paragraph-rsid="00134ec7"/>
    </style:style>
    <style:style style:name="P41" style:family="paragraph" style:parent-style-name="Standard">
      <style:text-properties fo:font-weight="normal" officeooo:rsid="00134ec7" officeooo:paragraph-rsid="00134ec7" style:font-weight-asian="normal" style:font-weight-complex="normal"/>
    </style:style>
    <style:style style:name="P42" style:family="paragraph" style:parent-style-name="Standard">
      <style:text-properties fo:font-weight="normal" officeooo:rsid="00220e98" officeooo:paragraph-rsid="00220e98" style:font-weight-asian="normal" style:font-weight-complex="normal"/>
    </style:style>
    <style:style style:name="P43" style:family="paragraph" style:parent-style-name="Standard">
      <style:text-properties fo:font-weight="normal" officeooo:rsid="001c7505" officeooo:paragraph-rsid="00220e98" style:font-weight-asian="normal" style:font-weight-complex="normal"/>
    </style:style>
    <style:style style:name="P44" style:family="paragraph" style:parent-style-name="Standard">
      <style:text-properties fo:font-weight="normal" officeooo:rsid="001c7505" officeooo:paragraph-rsid="0024fbf2" style:font-weight-asian="normal" style:font-weight-complex="normal"/>
    </style:style>
    <style:style style:name="P45" style:family="paragraph" style:parent-style-name="Standard">
      <style:text-properties fo:font-weight="normal" officeooo:rsid="001c7505" officeooo:paragraph-rsid="0028e111" style:font-weight-asian="normal" style:font-weight-complex="normal"/>
    </style:style>
    <style:style style:name="P46" style:family="paragraph" style:parent-style-name="Standard">
      <style:text-properties fo:font-weight="normal" officeooo:rsid="001c7505" officeooo:paragraph-rsid="002e14e1" style:font-weight-asian="normal" style:font-weight-complex="normal"/>
    </style:style>
    <style:style style:name="P47" style:family="paragraph" style:parent-style-name="Standard">
      <style:text-properties fo:font-weight="normal" officeooo:rsid="001c7505" officeooo:paragraph-rsid="00322bb8" style:font-weight-asian="normal" style:font-weight-complex="normal"/>
    </style:style>
    <style:style style:name="P48" style:family="paragraph" style:parent-style-name="Standard">
      <style:text-properties fo:font-weight="normal" officeooo:rsid="001c7505" officeooo:paragraph-rsid="0033e33d" style:font-weight-asian="normal" style:font-weight-complex="normal"/>
    </style:style>
    <style:style style:name="P49" style:family="paragraph" style:parent-style-name="Standard">
      <style:text-properties fo:font-weight="normal" officeooo:rsid="0024fbf2" officeooo:paragraph-rsid="0024fbf2" style:font-weight-asian="normal" style:font-weight-complex="normal"/>
    </style:style>
    <style:style style:name="P50" style:family="paragraph" style:parent-style-name="Standard">
      <style:text-properties fo:font-weight="normal" officeooo:rsid="00255e4c" officeooo:paragraph-rsid="00255e4c" style:font-weight-asian="normal" style:font-weight-complex="normal"/>
    </style:style>
    <style:style style:name="P51" style:family="paragraph" style:parent-style-name="Standard">
      <style:text-properties fo:font-weight="normal" officeooo:rsid="0028e111" officeooo:paragraph-rsid="0028e111" style:font-weight-asian="normal" style:font-weight-complex="normal"/>
    </style:style>
    <style:style style:name="P52" style:family="paragraph" style:parent-style-name="Standard">
      <style:text-properties fo:font-weight="normal" officeooo:rsid="00293bfa" officeooo:paragraph-rsid="00293bfa" style:font-weight-asian="normal" style:font-weight-complex="normal"/>
    </style:style>
    <style:style style:name="P53" style:family="paragraph" style:parent-style-name="Standard">
      <style:text-properties fo:font-weight="normal" officeooo:rsid="002e9ea0" officeooo:paragraph-rsid="002e9ea0" style:font-weight-asian="normal" style:font-weight-complex="normal"/>
    </style:style>
    <style:style style:name="P54" style:family="paragraph" style:parent-style-name="Standard">
      <style:text-properties fo:font-weight="normal" officeooo:rsid="002e9ea0" officeooo:paragraph-rsid="00322bb8" style:font-weight-asian="normal" style:font-weight-complex="normal"/>
    </style:style>
    <style:style style:name="P55" style:family="paragraph" style:parent-style-name="Standard">
      <style:text-properties fo:font-weight="normal" officeooo:rsid="002e9ea0" officeooo:paragraph-rsid="0033e33d" style:font-weight-asian="normal" style:font-weight-complex="normal"/>
    </style:style>
    <style:style style:name="P56" style:family="paragraph" style:parent-style-name="Standard">
      <style:text-properties fo:font-weight="normal" officeooo:rsid="002e14e1" officeooo:paragraph-rsid="002e14e1" style:font-weight-asian="normal" style:font-weight-complex="normal"/>
    </style:style>
    <style:style style:name="P57" style:family="paragraph" style:parent-style-name="Standard">
      <style:text-properties fo:font-weight="normal" officeooo:rsid="00202d69" officeooo:paragraph-rsid="003054cb" style:font-weight-asian="normal" style:font-weight-complex="normal"/>
    </style:style>
    <style:style style:name="P58" style:family="paragraph" style:parent-style-name="Standard">
      <style:text-properties fo:font-weight="normal" officeooo:rsid="00332789" officeooo:paragraph-rsid="00332789" style:font-weight-asian="normal" style:font-weight-complex="normal"/>
    </style:style>
    <style:style style:name="P59" style:family="paragraph" style:parent-style-name="Standard">
      <style:text-properties officeooo:rsid="0014f4e7" officeooo:paragraph-rsid="0015f7df"/>
    </style:style>
    <style:style style:name="P60" style:family="paragraph" style:parent-style-name="Standard">
      <style:text-properties officeooo:rsid="0014f4e7" officeooo:paragraph-rsid="001c7505"/>
    </style:style>
    <style:style style:name="P61" style:family="paragraph" style:parent-style-name="Standard">
      <style:text-properties officeooo:rsid="0014f4e7" officeooo:paragraph-rsid="0014f4e7"/>
    </style:style>
    <style:style style:name="P62" style:family="paragraph" style:parent-style-name="Standard">
      <style:text-properties officeooo:paragraph-rsid="0014f4e7"/>
    </style:style>
    <style:style style:name="P63" style:family="paragraph" style:parent-style-name="Standard">
      <style:text-properties officeooo:rsid="0015f7df" officeooo:paragraph-rsid="0015f7df"/>
    </style:style>
    <style:style style:name="P64" style:family="paragraph" style:parent-style-name="Standard">
      <style:text-properties officeooo:rsid="0015f7df" officeooo:paragraph-rsid="001c7505"/>
    </style:style>
    <style:style style:name="P65" style:family="paragraph" style:parent-style-name="Standard">
      <style:text-properties officeooo:rsid="0015f7df" officeooo:paragraph-rsid="00202d69"/>
    </style:style>
    <style:style style:name="P66" style:family="paragraph" style:parent-style-name="Standard">
      <style:text-properties officeooo:rsid="0015f7df" officeooo:paragraph-rsid="0022a4e0"/>
    </style:style>
    <style:style style:name="P67" style:family="paragraph" style:parent-style-name="Standard">
      <style:text-properties officeooo:rsid="0015f7df" officeooo:paragraph-rsid="0026eaa4"/>
    </style:style>
    <style:style style:name="P68" style:family="paragraph" style:parent-style-name="Standard">
      <style:text-properties officeooo:rsid="0015f7df" officeooo:paragraph-rsid="002a9958"/>
    </style:style>
    <style:style style:name="P69" style:family="paragraph" style:parent-style-name="Standard">
      <style:text-properties officeooo:rsid="0015f7df" officeooo:paragraph-rsid="003054cb"/>
    </style:style>
    <style:style style:name="P70" style:family="paragraph" style:parent-style-name="Standard">
      <style:text-properties officeooo:rsid="0015f7df" officeooo:paragraph-rsid="00332789"/>
    </style:style>
    <style:style style:name="P71" style:family="paragraph" style:parent-style-name="Standard">
      <style:text-properties officeooo:rsid="00202d69" officeooo:paragraph-rsid="00202d69"/>
    </style:style>
    <style:style style:name="P72" style:family="paragraph" style:parent-style-name="Standard">
      <style:text-properties officeooo:rsid="001c7505" officeooo:paragraph-rsid="001c7505"/>
    </style:style>
    <style:style style:name="P73" style:family="paragraph" style:parent-style-name="Standard">
      <style:text-properties officeooo:rsid="001c7505" officeooo:paragraph-rsid="00220e98"/>
    </style:style>
    <style:style style:name="P74" style:family="paragraph" style:parent-style-name="Standard">
      <style:text-properties officeooo:rsid="001c7505" officeooo:paragraph-rsid="0024fbf2"/>
    </style:style>
    <style:style style:name="P75" style:family="paragraph" style:parent-style-name="Standard">
      <style:text-properties officeooo:rsid="001c7505" officeooo:paragraph-rsid="0028e111"/>
    </style:style>
    <style:style style:name="P76" style:family="paragraph" style:parent-style-name="Standard">
      <style:text-properties officeooo:rsid="001c7505" officeooo:paragraph-rsid="002e14e1"/>
    </style:style>
    <style:style style:name="P77" style:family="paragraph" style:parent-style-name="Standard">
      <style:text-properties officeooo:rsid="001c7505" officeooo:paragraph-rsid="00322bb8"/>
    </style:style>
    <style:style style:name="P78" style:family="paragraph" style:parent-style-name="Standard">
      <style:text-properties officeooo:rsid="001c7505" officeooo:paragraph-rsid="0033e33d"/>
    </style:style>
    <style:style style:name="P79" style:family="paragraph" style:parent-style-name="Standard" style:master-page-name="Standard">
      <style:paragraph-properties style:page-number="auto"/>
      <style:text-properties fo:font-size="15pt" fo:font-weight="normal" style:font-size-asian="15pt" style:font-weight-asian="normal" style:font-size-complex="15pt" style:font-weight-complex="normal"/>
    </style:style>
    <style:style style:name="P80" style:family="paragraph" style:parent-style-name="Standard">
      <style:text-properties fo:font-weight="normal" officeooo:rsid="002e14e1" officeooo:paragraph-rsid="0033e33d" style:font-weight-asian="normal" style:font-weight-complex="normal"/>
    </style:style>
    <style:style style:name="P81" style:family="paragraph" style:parent-style-name="Standard">
      <style:text-properties fo:font-weight="normal" officeooo:rsid="003ed0b1" officeooo:paragraph-rsid="003ed0b1" style:font-weight-asian="normal" style:font-weight-complex="normal"/>
    </style:style>
    <style:style style:name="P82" style:family="paragraph" style:parent-style-name="Standard">
      <style:text-properties fo:font-weight="normal" officeooo:rsid="003f080d" officeooo:paragraph-rsid="003ed0b1" style:font-weight-asian="normal" style:font-weight-complex="normal"/>
    </style:style>
    <style:style style:name="P83" style:family="paragraph" style:parent-style-name="Standard">
      <style:text-properties fo:font-weight="normal" officeooo:rsid="003f080d" officeooo:paragraph-rsid="003f080d" style:font-weight-asian="normal" style:font-weight-complex="normal"/>
    </style:style>
    <style:style style:name="P84" style:family="paragraph" style:parent-style-name="Standard">
      <style:text-properties fo:font-weight="normal" officeooo:rsid="0040bf74" officeooo:paragraph-rsid="003f080d" style:font-weight-asian="normal" style:font-weight-complex="normal"/>
    </style:style>
    <style:style style:name="P85" style:family="paragraph" style:parent-style-name="Standard">
      <style:text-properties fo:font-weight="normal" officeooo:rsid="0040bf74" officeooo:paragraph-rsid="0040bf74" style:font-weight-asian="normal" style:font-weight-complex="normal"/>
    </style:style>
    <style:style style:name="P86" style:family="paragraph" style:parent-style-name="Standard">
      <style:text-properties fo:font-weight="normal" officeooo:rsid="0041a2fa" officeooo:paragraph-rsid="0041a2fa" style:font-weight-asian="normal" style:font-weight-complex="normal"/>
    </style:style>
    <style:style style:name="P87" style:family="paragraph" style:parent-style-name="Standard">
      <style:text-properties fo:font-weight="normal" officeooo:rsid="00428e26" officeooo:paragraph-rsid="00428e26" style:font-weight-asian="normal" style:font-weight-complex="normal"/>
    </style:style>
    <style:style style:name="P88" style:family="paragraph" style:parent-style-name="Standard">
      <style:text-properties fo:font-weight="normal" officeooo:rsid="00443b81" officeooo:paragraph-rsid="0040bf74" style:font-weight-asian="normal" style:font-weight-complex="normal"/>
    </style:style>
    <style:style style:name="P89" style:family="paragraph" style:parent-style-name="Standard">
      <style:text-properties fo:font-weight="normal" officeooo:rsid="00443b81" officeooo:paragraph-rsid="00443b81" style:font-weight-asian="normal" style:font-weight-complex="normal"/>
    </style:style>
    <style:style style:name="P90" style:family="paragraph" style:parent-style-name="Standard">
      <style:text-properties fo:font-weight="normal" officeooo:rsid="0046369e" officeooo:paragraph-rsid="0046369e" style:font-weight-asian="normal" style:font-weight-complex="normal"/>
    </style:style>
    <style:style style:name="P91" style:family="paragraph" style:parent-style-name="Standard">
      <style:text-properties fo:font-weight="normal" officeooo:rsid="0047928e" officeooo:paragraph-rsid="0047928e" style:font-weight-asian="normal" style:font-weight-complex="normal"/>
    </style:style>
    <style:style style:name="P92" style:family="paragraph" style:parent-style-name="Standard">
      <style:text-properties fo:font-weight="normal" officeooo:rsid="004bf72f" officeooo:paragraph-rsid="004bf72f" style:font-weight-asian="normal" style:font-weight-complex="normal"/>
    </style:style>
    <style:style style:name="P93" style:family="paragraph" style:parent-style-name="Standard">
      <style:text-properties fo:font-weight="normal" officeooo:rsid="004e4623" officeooo:paragraph-rsid="004e4623" style:font-weight-asian="normal" style:font-weight-complex="normal"/>
    </style:style>
    <style:style style:name="P94" style:family="paragraph" style:parent-style-name="Standard">
      <style:text-properties fo:font-weight="normal" officeooo:rsid="004f85ca" officeooo:paragraph-rsid="004f85ca" style:font-weight-asian="normal" style:font-weight-complex="normal"/>
    </style:style>
    <style:style style:name="P95" style:family="paragraph" style:parent-style-name="Standard">
      <style:text-properties fo:font-weight="normal" officeooo:rsid="00134ec7" officeooo:paragraph-rsid="00134ec7" style:font-weight-asian="normal" style:font-weight-complex="normal"/>
    </style:style>
    <style:style style:name="P96" style:family="paragraph">
      <loext:graphic-properties draw:fill="none" draw:fill-color="#ffffff"/>
      <style:paragraph-properties fo:text-align="center" style:writing-mode="lr-tb"/>
    </style:style>
    <style:style style:name="P97" style:family="paragraph">
      <style:paragraph-properties style:writing-mode="lr-tb"/>
    </style:style>
    <style:style style:name="P98" style:family="paragraph">
      <loext:graphic-properties draw:fill="solid" draw:fill-color="#ffffff"/>
      <style:paragraph-properties style:writing-mode="lr-tb"/>
    </style:style>
    <style:style style:name="P99" style:family="paragraph">
      <style:paragraph-properties fo:text-align="center" style:writing-mode="lr-tb"/>
    </style:style>
    <style:style style:name="P100" style:family="paragraph">
      <loext:graphic-properties draw:fill="solid" draw:fill-color="#ffffff"/>
      <style:paragraph-properties fo:text-align="center" style:writing-mode="lr-tb"/>
    </style:style>
    <style:style style:name="P10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officeooo:rsid="00134ec7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b077" style:font-weight-asian="bold" style:font-weight-complex="bold"/>
    </style:style>
    <style:style style:name="T4" style:family="text">
      <style:text-properties officeooo:rsid="0017b077"/>
    </style:style>
    <style:style style:name="T5" style:family="text">
      <style:text-properties officeooo:rsid="001c750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2d69" style:font-weight-asian="normal" style:font-weight-complex="normal"/>
    </style:style>
    <style:style style:name="T8" style:family="text">
      <style:text-properties fo:font-weight="normal" officeooo:rsid="001c7505" style:font-weight-asian="normal" style:font-weight-complex="normal"/>
    </style:style>
    <style:style style:name="T9" style:family="text">
      <style:text-properties fo:font-weight="normal" officeooo:rsid="0022a4e0" style:font-weight-asian="normal" style:font-weight-complex="normal"/>
    </style:style>
    <style:style style:name="T10" style:family="text">
      <style:text-properties fo:font-weight="normal" officeooo:rsid="0024fbf2" style:font-weight-asian="normal" style:font-weight-complex="normal"/>
    </style:style>
    <style:style style:name="T11" style:family="text">
      <style:text-properties fo:font-weight="normal" officeooo:rsid="00251f60" style:font-weight-asian="normal" style:font-weight-complex="normal"/>
    </style:style>
    <style:style style:name="T12" style:family="text">
      <style:text-properties fo:font-weight="normal" officeooo:rsid="0028e111" style:font-weight-asian="normal" style:font-weight-complex="normal"/>
    </style:style>
    <style:style style:name="T13" style:family="text">
      <style:text-properties fo:font-weight="normal" officeooo:rsid="002c660c" style:font-weight-asian="normal" style:font-weight-complex="normal"/>
    </style:style>
    <style:style style:name="T14" style:family="text">
      <style:text-properties fo:font-weight="normal" officeooo:rsid="002ce8b4" style:font-weight-asian="normal" style:font-weight-complex="normal"/>
    </style:style>
    <style:style style:name="T15" style:family="text">
      <style:text-properties fo:font-weight="normal" officeooo:rsid="00310cb0" style:font-weight-asian="normal" style:font-weight-complex="normal"/>
    </style:style>
    <style:style style:name="T16" style:family="text">
      <style:text-properties fo:font-weight="normal" officeooo:rsid="00322bb8" style:font-weight-asian="normal" style:font-weight-complex="normal"/>
    </style:style>
    <style:style style:name="T17" style:family="text">
      <style:text-properties fo:font-weight="normal" officeooo:rsid="0017b077" style:font-weight-asian="normal" style:font-weight-complex="normal"/>
    </style:style>
    <style:style style:name="T18" style:family="text">
      <style:text-properties fo:font-weight="normal" officeooo:rsid="0033e33d" style:font-weight-asian="normal" style:font-weight-complex="normal"/>
    </style:style>
    <style:style style:name="T19" style:family="text">
      <style:text-properties fo:font-weight="normal" officeooo:rsid="0033f108" style:font-weight-asian="normal" style:font-weight-complex="normal"/>
    </style:style>
    <style:style style:name="T20" style:family="text">
      <style:text-properties fo:font-weight="normal" officeooo:rsid="00340fd3" style:font-weight-asian="normal" style:font-weight-complex="normal"/>
    </style:style>
    <style:style style:name="T21" style:family="text">
      <style:text-properties fo:font-weight="normal" officeooo:rsid="003f080d" style:font-weight-asian="normal" style:font-weight-complex="normal"/>
    </style:style>
    <style:style style:name="T22" style:family="text">
      <style:text-properties fo:font-weight="normal" officeooo:rsid="0040bf74" style:font-weight-asian="normal" style:font-weight-complex="normal"/>
    </style:style>
    <style:style style:name="T23" style:family="text">
      <style:text-properties fo:font-weight="normal" officeooo:rsid="00411873" style:font-weight-asian="normal" style:font-weight-complex="normal"/>
    </style:style>
    <style:style style:name="T24" style:family="text">
      <style:text-properties fo:font-weight="normal" officeooo:rsid="0041a2fa" style:font-weight-asian="normal" style:font-weight-complex="normal"/>
    </style:style>
    <style:style style:name="T25" style:family="text">
      <style:text-properties fo:font-weight="normal" officeooo:rsid="00428e26" style:font-weight-asian="normal" style:font-weight-complex="normal"/>
    </style:style>
    <style:style style:name="T26" style:family="text">
      <style:text-properties fo:font-weight="normal" officeooo:rsid="00443b81" style:font-weight-asian="normal" style:font-weight-complex="normal"/>
    </style:style>
    <style:style style:name="T27" style:family="text">
      <style:text-properties fo:font-weight="normal" officeooo:rsid="004cb396" style:font-weight-asian="normal" style:font-weight-complex="normal"/>
    </style:style>
    <style:style style:name="T28" style:family="text">
      <style:text-properties fo:font-weight="normal" officeooo:rsid="004f85ca" style:font-weight-asian="normal" style:font-weight-complex="normal"/>
    </style:style>
    <style:style style:name="T29" style:family="text">
      <style:text-properties fo:font-weight="normal" officeooo:rsid="00506d85" style:font-weight-asian="normal" style:font-weight-complex="normal"/>
    </style:style>
    <style:style style:name="T30" style:family="text">
      <style:text-properties officeooo:rsid="002c660c"/>
    </style:style>
    <style:style style:name="T31" style:family="text">
      <style:text-properties officeooo:rsid="002ce8b4"/>
    </style:style>
    <style:style style:name="T32" style:family="text">
      <style:text-properties officeooo:rsid="003b9b37"/>
    </style:style>
    <style:style style:name="T33" style:family="text">
      <style:text-properties officeooo:rsid="00411873"/>
    </style:style>
    <style:style style:name="T34" style:family="text">
      <style:text-properties officeooo:rsid="0041a2fa"/>
    </style:style>
    <style:style style:name="T35" style:family="text">
      <style:text-properties officeooo:rsid="00428e26"/>
    </style:style>
    <style:style style:name="T36" style:family="text"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1pt" fo:language="pt" fo:country="BR" style:font-name-asian="SimSun" style:font-size-asian="11pt" style:language-asian="zh" style:country-asian="CN" style:font-name-complex="Times New Roman" style:font-size-complex="11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459cm" fo:min-width="1.452cm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8" style:family="graphic">
      <style:graphic-properties draw:stroke="solid" svg:stroke-width="0.071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Grupo 2: </text:p>
      <text:p text:style-name="Standard"/>
      <text:p text:style-name="P1">Miguel</text:p>
      <text:p text:style-name="P1">Bruno</text:p>
      <text:p text:style-name="P1">Matheus Felipe</text:p>
      <text:p text:style-name="P1"/>
      <text:p text:style-name="Standard"/>
      <text:p text:style-name="Standard">O grupo deverá implementar uma unidade de controle <text:span text:style-name="T1">microprogramada</text:span> para arquitetura abaixo. <text:s/>A unidade de controle deverá implementar as instruções:</text:p>
      <text:p text:style-name="Standard"/>
      <text:p text:style-name="P40">Feitos: <text:span text:style-name="T32"><text:tab/><text:tab/></text:span></text:p>
      <text:p text:style-name="Standard"><text:span text:style-name="T2">NOP (00)</text:span> - Nenhuma operação</text:p>
      <text:p text:style-name="P39"><text:span text:style-name="T2">LDA END (10h)</text:span> – Carrega o acumulador (A) com o conteúdo do endereço de memória END</text:p>
      <text:p text:style-name="P39"><text:span text:style-name="T2">LDA IMM (20h)</text:span> – Carrega o acumulador (A) com a constante IMM</text:p>
      <text:p text:style-name="P39"><text:span text:style-name="T2">STA END (30h)</text:span> – Armazena o conteúdo do acumulador (A) no endereço de memória END</text:p>
      <text:p text:style-name="P39"><text:span text:style-name="T2">ADD END (50h)</text:span> – Soma o acumulador com o conteúdo do endereço de memória END</text:p>
      <text:p text:style-name="P39"><text:span text:style-name="T2">OR <text:s/>END (60h)</text:span> – Faz um ou lógico do acumulador com o conteúdo do endereço de memória END.</text:p>
      <text:p text:style-name="P39"><text:span text:style-name="T2">AND END (70h)</text:span> – Faz um and lógico do acumulador com o conteúdo do endereço de memória END.</text:p>
      <text:p text:style-name="P39"><text:span text:style-name="T2">NOT (80h)</text:span> – Nega o conteúdo do acumulador.</text:p>
      <text:p text:style-name="P39"><text:span text:style-name="T2">JZ END (90h)</text:span> – Pula para END se a saída da ULA após uma determinada operação for zero.</text:p>
      <text:p text:style-name="P39"><text:span text:style-name="T2">JNZ END (A0h)</text:span> – Pula para END se a saída da ULA após uma determinada operação não for zero.</text:p>
      <text:p text:style-name="P39"><text:span text:style-name="T2">JMP END (B0h)</text:span> – Pula incondicionalmente para END</text:p>
      <text:p text:style-name="P41"/>
      <text:p text:style-name="P41">Não feitos:</text:p>
      <text:p text:style-name="Standard"><text:span text:style-name="T2">CALL END (C0h)</text:span> – Chama a função no endereço END</text:p>
      <text:p text:style-name="Standard"><text:span text:style-name="T2">RET (D0h)</text:span> – Retorna da função chamada</text:p>
      <text:p text:style-name="Standard"/>
      <text:p text:style-name="Standard">A tabela da ULA é dada abaixo: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6"/>
          </table:table-cell>
          <table:table-cell table:style-name="Tabela1.B1" office:value-type="string">
            <text:p text:style-name="P37">Operação</text:p>
          </table:table-cell>
        </table:table-row>
        <table:table-row table:style-name="Tabela1.1">
          <table:table-cell table:style-name="Tabela1.A1" office:value-type="string">
            <text:p text:style-name="Standard">000</text:p>
          </table:table-cell>
          <table:table-cell table:style-name="Tabela1.B1" office:value-type="string">
            <text:p text:style-name="P37">A’</text:p>
          </table:table-cell>
        </table:table-row>
        <table:table-row table:style-name="Tabela1.1">
          <table:table-cell table:style-name="Tabela1.A1" office:value-type="string">
            <text:p text:style-name="Standard">001</text:p>
          </table:table-cell>
          <table:table-cell table:style-name="Tabela1.B1" office:value-type="string">
            <text:p text:style-name="P37">A</text:p>
          </table:table-cell>
        </table:table-row>
        <table:table-row table:style-name="Tabela1.1">
          <table:table-cell table:style-name="Tabela1.A1" office:value-type="string">
            <text:p text:style-name="Standard">010</text:p>
          </table:table-cell>
          <table:table-cell table:style-name="Tabela1.B1" office:value-type="string">
            <text:p text:style-name="P37">A.B</text:p>
          </table:table-cell>
        </table:table-row>
        <table:table-row table:style-name="Tabela1.1">
          <table:table-cell table:style-name="Tabela1.A1" office:value-type="string">
            <text:p text:style-name="Standard">011</text:p>
          </table:table-cell>
          <table:table-cell table:style-name="Tabela1.B1" office:value-type="string">
            <text:p text:style-name="P37">A+B</text:p>
          </table:table-cell>
        </table:table-row>
        <table:table-row table:style-name="Tabela1.1">
          <table:table-cell table:style-name="Tabela1.A1" office:value-type="string">
            <text:p text:style-name="Standard">100</text:p>
          </table:table-cell>
          <table:table-cell table:style-name="Tabela1.B1" office:value-type="string">
            <text:p text:style-name="P37">B</text:p>
          </table:table-cell>
        </table:table-row>
        <table:table-row table:style-name="Tabela1.1">
          <table:table-cell table:style-name="Tabela1.A1" office:value-type="string">
            <text:p text:style-name="Standard">101</text:p>
          </table:table-cell>
          <table:table-cell table:style-name="Tabela1.B1" office:value-type="string">
            <text:p text:style-name="P37">Soma(A,B)</text:p>
          </table:table-cell>
        </table:table-row>
        <table:table-row table:style-name="Tabela1.1">
          <table:table-cell table:style-name="Tabela1.A1" office:value-type="string">
            <text:p text:style-name="Standard">110</text:p>
          </table:table-cell>
          <table:table-cell table:style-name="Tabela1.B1" office:value-type="string">
            <text:p text:style-name="P37">00000000</text:p>
          </table:table-cell>
        </table:table-row>
        <table:table-row table:style-name="Tabela1.1">
          <table:table-cell table:style-name="Tabela1.A1" office:value-type="string">
            <text:p text:style-name="Standard">111</text:p>
          </table:table-cell>
          <table:table-cell table:style-name="Tabela1.B1" office:value-type="string">
            <text:p text:style-name="P37">11111111</text:p>
          </table:table-cell>
        </table:table-row>
      </table:table>
      <text:p text:style-name="Standard"/>
      <text:p text:style-name="Standard"/>
      <text:p text:style-name="Standard"><text:soft-page-break/>O grupo deverá também adicionar elementos que porventura não estejam presentes na arquitetura abaixo e elaborar um (ou mais) pequeno (s) programa(s) para testar as instruções.</text:p>
      <text:p text:style-name="Standard"/>
      <text:p text:style-name="Standard"/>
      <text:p text:style-name="P38"><draw:g text:anchor-type="as-char" svg:y="0cm" draw:z-index="0" draw:style-name="gr1"><draw:rect draw:style-name="gr2" draw:text-style-name="P96" svg:width="17.146cm" svg:height="12.701cm" svg:x="0cm" svg:y="0cm"><text:p/></draw:rect><draw:frame draw:style-name="gr3" draw:text-style-name="P98" svg:width="1.902cm" svg:height="0.953cm" svg:x="11.748cm" svg:y="4.445cm"><draw:text-box><text:p text:style-name="P97"><text:span text:style-name="T36">RDM</text:span></text:p></draw:text-box></draw:frame><draw:custom-shape draw:style-name="gr4" draw:text-style-name="P100" svg:width="3.495cm" svg:height="1.271cm" svg:x="4.128cm" svg:y="9.525cm"><text:p text:style-name="P99"><text:span text:style-name="T36">ULA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3" draw:text-style-name="P98" svg:width="2.223cm" svg:height="0.955cm" svg:x="11.748cm" svg:y="7.301cm"><draw:text-box><text:p text:style-name="P97"><text:span text:style-name="T36">RI</text:span></text:p></draw:text-box></draw:frame><draw:frame draw:style-name="gr3" draw:text-style-name="P100" svg:width="3.176cm" svg:height="2.223cm" svg:x="11.113cm" svg:y="1.588cm"><draw:text-box><text:p text:style-name="P99"><text:span text:style-name="T36">Memória</text:span></text:p></draw:text-box></draw:frame><draw:frame draw:style-name="gr3" draw:text-style-name="P98" svg:width="1.906cm" svg:height="0.678cm" svg:x="1.588cm" svg:y="2.223cm"><draw:text-box><text:p text:style-name="P97"><text:span text:style-name="T36">PC</text:span></text:p></draw:text-box></draw:frame><draw:line draw:style-name="gr5" draw:text-style-name="P96" svg:x1="14.288cm" svg:y1="1.905cm" svg:x2="14.923cm" svg:y2="1.905cm"><text:p/></draw:line><draw:g draw:style-name="gr6"><draw:line draw:style-name="gr5" draw:text-style-name="P96" svg:x1="15.24cm" svg:y1="1.804cm" svg:x2="15.558cm" svg:y2="1.804cm"><text:p/></draw:line><draw:frame draw:style-name="gr7" draw:text-style-name="P101" svg:width="1.895cm" svg:height="0.9cm" svg:x="14.933cm" svg:y="1.588cm"><draw:text-box><text:p text:style-name="P97"><text:span text:style-name="T36">rd/wr</text:span></text:p></draw:text-box></draw:frame></draw:g><draw:line draw:style-name="gr8" draw:text-style-name="P96" svg:x1="3.493cm" svg:y1="2.54cm" svg:x2="4.435cm" svg:y2="2.542cm"><text:p/></draw:line><draw:line draw:style-name="gr8" draw:text-style-name="P96" svg:x1="12.383cm" svg:y1="5.398cm" svg:x2="12.385cm" svg:y2="7.303cm"><text:p/></draw:line><draw:frame draw:style-name="gr3" draw:text-style-name="P98" svg:width="1.916cm" svg:height="0.95cm" svg:x="7.953cm" svg:y="1.274cm"><draw:text-box><text:p text:style-name="P97"><text:span text:style-name="T37">REM</text:span></text:p></draw:text-box></draw:frame><draw:line draw:style-name="gr8" draw:text-style-name="P96" svg:x1="9.869cm" svg:y1="1.803cm" svg:x2="11.113cm" svg:y2="1.805cm"><text:p/></draw:line><draw:line draw:style-name="gr9" draw:text-style-name="P96" svg:x1="12.381cm" svg:y1="5.715cm" svg:x2="6.971cm" svg:y2="5.717cm"><text:p/></draw:line><draw:line draw:style-name="gr9" draw:text-style-name="P96" svg:x1="0.898cm" svg:y1="12.065cm" svg:x2="0.953cm" svg:y2="1.586cm"><text:p/></draw:line><draw:line draw:style-name="gr8" draw:text-style-name="P96" svg:x1="0.953cm" svg:y1="1.588cm" svg:x2="7.954cm" svg:y2="1.59cm"><text:p/></draw:line><draw:line draw:style-name="gr8" draw:text-style-name="P96" svg:x1="0.953cm" svg:y1="2.54cm" svg:x2="1.588cm" svg:y2="2.542cm"><text:p/></draw:line><draw:line draw:style-name="gr9" draw:text-style-name="P96" svg:x1="5.758cm" svg:y1="12.065cm" svg:x2="0.318cm" svg:y2="12.067cm"><text:p/></draw:line><draw:line draw:style-name="gr9" draw:text-style-name="P96" svg:x1="0.319cm" svg:y1="12.065cm" svg:x2="0.321cm" svg:y2="5.715cm"><text:p/></draw:line><draw:line draw:style-name="gr9" draw:text-style-name="P96" svg:x1="0.318cm" svg:y1="5.716cm" svg:x2="0.32cm" svg:y2="0.318cm"><text:p/></draw:line><draw:line draw:style-name="gr9" draw:text-style-name="P96" svg:x1="0.318cm" svg:y1="0.318cm" svg:x2="12.701cm" svg:y2="0.32cm"><text:p/></draw:line><draw:line draw:style-name="gr8" draw:text-style-name="P96" svg:x1="12.7cm" svg:y1="0.318cm" svg:x2="12.7cm" svg:y2="1.588cm"><text:p/></draw:line><draw:frame draw:style-name="gr7" draw:text-style-name="P101" svg:width="1.588cm" svg:height="0.953cm" svg:x="12.7cm" svg:y="0.318cm"><draw:text-box><text:p text:style-name="P97"><text:span text:style-name="T36">input</text:span></text:p></draw:text-box></draw:frame><draw:line draw:style-name="gr8" draw:text-style-name="P96" svg:x1="12.7cm" svg:y1="3.81cm" svg:x2="12.702cm" svg:y2="4.445cm"><text:p/></draw:line><draw:frame draw:style-name="gr7" draw:text-style-name="P101" svg:width="1.906cm" svg:height="0.953cm" svg:x="12.7cm" svg:y="3.81cm"><draw:text-box><text:p text:style-name="P97"><text:span text:style-name="T36">output</text:span></text:p></draw:text-box></draw:frame><draw:line draw:style-name="gr8" draw:text-style-name="P96" svg:x1="6.973cm" svg:y1="7.303cm" svg:x2="6.975cm" svg:y2="9.526cm"><text:p/></draw:line><draw:frame draw:style-name="gr3" draw:text-style-name="P98" svg:width="1.906cm" svg:height="0.678cm" svg:x="1.577cm" svg:y="3.323cm"><draw:text-box><text:p text:style-name="P97"><text:span text:style-name="T36">SP</text:span></text:p></draw:text-box></draw:frame><draw:frame draw:style-name="gr3" draw:text-style-name="P98" svg:width="1.906cm" svg:height="0.678cm" svg:x="1.588cm" svg:y="4.445cm"><draw:text-box><text:p text:style-name="P97"><text:span text:style-name="T36">BP</text:span></text:p></draw:text-box></draw:frame><draw:frame draw:style-name="gr3" draw:text-style-name="P98" svg:width="1.906cm" svg:height="0.678cm" svg:x="1.588cm" svg:y="5.546cm"><draw:text-box><text:p text:style-name="P97"><text:span text:style-name="T36">A</text:span></text:p></draw:text-box></draw:frame><draw:line draw:style-name="gr8" draw:text-style-name="P96" svg:x1="4.434cm" svg:y1="2.223cm" svg:x2="4.436cm" svg:y2="9.526cm"><text:p/></draw:line><draw:line draw:style-name="gr8" draw:text-style-name="P96" svg:x1="0.898cm" svg:y1="3.674cm" svg:x2="1.588cm" svg:y2="3.676cm"><text:p/></draw:line><draw:line draw:style-name="gr9" draw:text-style-name="P96" svg:x1="5.756cm" svg:y1="12.065cm" svg:x2="5.758cm" svg:y2="10.793cm"><text:p/></draw:line><draw:line draw:style-name="gr8" draw:text-style-name="P96" svg:x1="0.953cm" svg:y1="4.761cm" svg:x2="1.643cm" svg:y2="4.763cm"><text:p/></draw:line><draw:line draw:style-name="gr8" draw:text-style-name="P96" svg:x1="0.953cm" svg:y1="5.923cm" svg:x2="1.643cm" svg:y2="5.925cm"><text:p/></draw:line><draw:line draw:style-name="gr8" draw:text-style-name="P96" svg:x1="3.494cm" svg:y1="3.672cm" svg:x2="4.436cm" svg:y2="3.674cm"><text:p/></draw:line><draw:line draw:style-name="gr8" draw:text-style-name="P96" svg:x1="3.482cm" svg:y1="4.763cm" svg:x2="4.424cm" svg:y2="4.765cm"><text:p/></draw:line><draw:line draw:style-name="gr8" draw:text-style-name="P96" svg:x1="3.482cm" svg:y1="5.921cm" svg:x2="4.424cm" svg:y2="5.923cm"><text:p/></draw:line><draw:frame draw:style-name="gr3" draw:text-style-name="P98" svg:width="1.906cm" svg:height="0.678cm" svg:x="6.048cm" svg:y="6.625cm"><draw:text-box><text:p text:style-name="P97"><text:span text:style-name="T36">B</text:span></text:p></draw:text-box></draw:frame><draw:line draw:style-name="gr8" draw:text-style-name="P96" svg:x1="6.973cm" svg:y1="5.717cm" svg:x2="6.971cm" svg:y2="6.625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1">Descrição de funcionamentos das intruções na arquitetura:</text:p>
      <text:p text:style-name="P62"/>
      <text:p text:style-name="P59">NOP (00) :</text:p>
      <text:p text:style-name="P63"/>
      <text:p text:style-name="P64"><text:span text:style-name="T3">t0</text:span><text:span text:style-name="T4">-Seta o enable PC e a ULA em 001(Passagem da entrada A)</text:span></text:p>
      <text:p text:style-name="P64"><text:span text:style-name="T3">t1</text:span><text:span text:style-name="T4">-Mantém a ULA setada em 001 e o PC enable setado, dá um carga REM <text:s/>e seta a memória para leitura</text:span></text:p>
      <text:p text:style-name="P64"><text:span text:style-name="T3">t2</text:span><text:span text:style-name="T4">-Mantém a memória setada para leitura e seta a ULA para 100(Passagem da entrada B) e da um Carga RDM</text:span></text:p>
      <text:p text:style-name="P64"><text:span text:style-name="T3">t3</text:span><text:span text:style-name="T4">-Mantém a ULA setada em 100, da um Carga RI, e um Carga PC para somar +1 nele, e um ResetClock para fim de organização da ROM</text:span></text:p>
      <text:p text:style-name="P59"/>
      <text:p text:style-name="P72">REM ← PC (t0 e t1)</text:p>
      <text:p text:style-name="P72">RDM ← MEM[REM] (t2)</text:p>
      <text:p text:style-name="P60"><text:span text:style-name="T5">RI ← RDM ; PC++ (t3)</text:span> </text:p>
      <text:p text:style-name="P60"/>
      <text:p text:style-name="P60"/>
      <text:p text:style-name="P60"/>
      <text:p text:style-name="P60"/>
      <text:p text:style-name="P71">LDA END (10h):</text:p>
      <text:p text:style-name="P71"/>
      <text:p text:style-name="P65"><text:span text:style-name="T3">t0</text:span><text:span text:style-name="T4">-Seta o enable PC e a ULA em 001(Passagem da entrada A)</text:span></text:p>
      <text:p text:style-name="P65"><text:span text:style-name="T3">t1</text:span><text:span text:style-name="T4">-Mantém a ULA setada em 001 e o PC enable setado, dá um carga REM <text:s/>e seta a memória para leitura</text:span></text:p>
      <text:p text:style-name="P65"><text:span text:style-name="T3">t2</text:span><text:span text:style-name="T4">-Mantém a memória setada para leitura e seta a ULA para 100(Passagem da entrada B) e da um Carga RDM</text:span></text:p>
      <text:p text:style-name="P2">t3-<text:span text:style-name="T6">Mant</text:span><text:span text:style-name="T13">é</text:span><text:span text:style-name="T6">m a ULA setada em 100 e da um Carga B</text:span></text:p>
      <text:p text:style-name="P2">t4-<text:span text:style-name="T6">Mant</text:span><text:span text:style-name="T13">é</text:span><text:span text:style-name="T6">m a ULA setada em 100, seta a memória para leitura e dá um Carga REM</text:span></text:p>
      <text:p text:style-name="P2">t5<text:span text:style-name="T6">- Mant</text:span><text:span text:style-name="T13">é</text:span><text:span text:style-name="T6">m a ULA setada em 100, seta a memória para leitura e dá um carga RDM</text:span></text:p>
      <text:p text:style-name="P8">t6<text:span text:style-name="T6">- </text:span><text:span text:style-name="T7">Mant</text:span><text:span text:style-name="T13">é</text:span><text:span text:style-name="T7">m a ULA setada em 100, seta a memória para leitura </text:span><text:span text:style-name="T6">e dá um carga B</text:span></text:p>
      <text:p text:style-name="P8">t7- <text:span text:style-name="T6">Mant</text:span><text:span text:style-name="T13">é</text:span><text:span text:style-name="T6">m a ULA setada em 100, da um Carga A(acumulador) e um Carga PC para somar +1 no PC, seta Goto t0;</text:span></text:p>
      <text:p text:style-name="P42"/>
      <text:p text:style-name="P73">REM ← PC (t0 e t1)</text:p>
      <text:p text:style-name="P43">RDM ← MEM[REM] (t2)</text:p>
      <text:p text:style-name="P8"><text:span text:style-name="T8">R</text:span><text:span text:style-name="T6">EM ← RDM (t3 e t4)</text:span></text:p>
      <text:p text:style-name="P42">RDM ← MEM[REM] (t5)</text:p>
      <text:p text:style-name="P42">A ← RDM; PC++ ; Goto t0 (t6 e t7)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>LDA IMM(20h):</text:p>
      <text:p text:style-name="P42"/>
      <text:p text:style-name="P66"><text:span text:style-name="T3">t0</text:span><text:span text:style-name="T4">-Seta o enable PC e a ULA em 001(Passagem da entrada A)</text:span></text:p>
      <text:p text:style-name="P66"><text:span text:style-name="T3">t1</text:span><text:span text:style-name="T4">-Mantém a ULA setada em 001 e o PC enable setado, dá um carga REM <text:s/>e seta a memória para leitura</text:span></text:p>
      <text:p text:style-name="P66"><text:span text:style-name="T3">t2</text:span><text:span text:style-name="T4">-Mantém a memória setada para leitura e seta a ULA para 100(Passagem da entrada B) e da um Carga RDM</text:span></text:p>
      <text:p text:style-name="P3">t3-<text:span text:style-name="T6">Mant</text:span><text:span text:style-name="T13">é</text:span><text:span text:style-name="T6">m a ULA setada em 100 e d</text:span><text:span text:style-name="T9">á</text:span><text:span text:style-name="T6"> um Carga B</text:span></text:p>
      <text:p text:style-name="P3">t4<text:span text:style-name="T6">-</text:span><text:span text:style-name="T9">Mant</text:span><text:span text:style-name="T13">é</text:span><text:span text:style-name="T9">m a ULA setada em 100 e dá um Carga A </text:span><text:span text:style-name="T10">e Carga PC para somar +1 </text:span></text:p>
      <text:p text:style-name="P12">t5<text:span text:style-name="T6">- Mant</text:span><text:span text:style-name="T13">é</text:span><text:span text:style-name="T6">m a ULA </text:span><text:span text:style-name="T11">setada em </text:span><text:span text:style-name="T6">100 e dá um Goto t0;</text:span></text:p>
      <text:p text:style-name="P49"/>
      <text:p text:style-name="P49"/>
      <text:p text:style-name="P74">REM ← PC (t0 e t1)</text:p>
      <text:p text:style-name="P44">RDM ← MEM[REM] (t2)</text:p>
      <text:p text:style-name="P12"><text:span text:style-name="T8">A </text:span><text:span text:style-name="T6">← RDM; PC ++ (t3 e t4)</text:span></text:p>
      <text:p text:style-name="P49">goto t0 (t5)</text:p>
      <text:p text:style-name="P49"/>
      <text:p text:style-name="P49"/>
      <text:p text:style-name="P49"/>
      <text:p text:style-name="P49"/>
      <text:p text:style-name="P50">STA END(30h):</text:p>
      <text:p text:style-name="P50"/>
      <text:p text:style-name="P67"><text:span text:style-name="T3">t0</text:span><text:span text:style-name="T4">-Seta o enable PC e a ULA em 001(Passagem da entrada A)</text:span></text:p>
      <text:p text:style-name="P67"><text:span text:style-name="T3">t1</text:span><text:span text:style-name="T4">-Mantém a ULA setada em 001 e o PC enable setado, dá um carga REM <text:s/>e seta a memória para leitura</text:span></text:p>
      <text:p text:style-name="P67"><text:span text:style-name="T3">t2</text:span><text:span text:style-name="T4">-Mantém a memória setada para leitura e seta a ULA para 100(Passagem da entrada B) e da um Carga RDM</text:span></text:p>
      <text:p text:style-name="P4">t3<text:span text:style-name="T6">-Mant</text:span><text:span text:style-name="T13">é</text:span><text:span text:style-name="T6">m a ULA setada em 100 e d</text:span><text:span text:style-name="T9">á</text:span><text:span text:style-name="T6"> umCarga B</text:span></text:p>
      <text:p text:style-name="P13">t4<text:span text:style-name="T6">-Mant</text:span><text:span text:style-name="T13">é</text:span><text:span text:style-name="T6">m a ULA setada em 100 / seta a memória para escrita (no caso é não setar para leitura) e dá Carga RE</text:span><text:span text:style-name="T12">M</text:span></text:p>
      <text:p text:style-name="P14">t5<text:span text:style-name="T6">- Seta a ULA para 001, mantém setado a escrita na memória e seta o A enable</text:span></text:p>
      <text:p text:style-name="P14">t6- <text:span text:style-name="T6">Mant</text:span><text:span text:style-name="T13">é</text:span><text:span text:style-name="T6">m a ULA para 001, mantém setado a escrita na memória o A enable é dá um Carga MEM</text:span></text:p>
      <text:p text:style-name="P14">t7<text:span text:style-name="T6">- Dá um Carga PC para somar +1 e um Goto t0</text:span></text:p>
      <text:p text:style-name="P51"/>
      <text:p text:style-name="P75">REM ← PC (t0 e t1)</text:p>
      <text:p text:style-name="P45">RDM ← MEM[REM] (t2)</text:p>
      <text:p text:style-name="P14"><text:span text:style-name="T8">R</text:span><text:span text:style-name="T6">EM ← RDM (t3 e t4)</text:span></text:p>
      <text:p text:style-name="P51">MEM[REM] ← A (t5,6)</text:p>
      <text:p text:style-name="P51">PC++; Goto t0 (t7)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2">ADD END (50h):</text:p>
      <text:p text:style-name="P52"/>
      <text:p text:style-name="P52"/>
      <text:p text:style-name="P68"><text:span text:style-name="T3">t0</text:span><text:span text:style-name="T4">-Seta o enable PC e a ULA em 001(Passagem da entrada A)</text:span></text:p>
      <text:p text:style-name="P68"><text:span text:style-name="T3">t1</text:span><text:span text:style-name="T4">-Mantém a ULA setada em 001 e o PC enable setado, dá um carga REM <text:s/>e seta a memória para leitura</text:span></text:p>
      <text:p text:style-name="P68"><text:span text:style-name="T3">t2</text:span><text:span text:style-name="T4">-Mantem a memória setada para leitura e seta a ULA para 100(Passagem da entrada B) e da um Carga RDM</text:span></text:p>
      <text:p text:style-name="P5">t3-<text:span text:style-name="T6">Mant</text:span><text:span text:style-name="T13">é</text:span><text:span text:style-name="T6">m a ULA setada em 100 e da um Carga B</text:span></text:p>
      <text:p text:style-name="P5">t4<text:span text:style-name="T6">-Mant</text:span><text:span text:style-name="T13">é</text:span><text:span text:style-name="T6">m a ULA setada em 100, seta a memória para leitura e dá um Carga REM</text:span></text:p>
      <text:p text:style-name="P15">t5<text:span text:style-name="T6">-Seta a ULA em 101(soma entrada A e B da ULA), seta o A enable e da Carga RDM</text:span></text:p>
      <text:p text:style-name="P16"><text:span text:style-name="T30">t6</text:span><text:span text:style-name="T13">- Mantém a ULA em 101, mantém </text:span><text:span text:style-name="T14">o A enable e da Carga B</text:span></text:p>
      <text:p text:style-name="P16"><text:span text:style-name="T31">t7</text:span><text:span text:style-name="T14">-</text:span><text:span text:style-name="T15">Mantém a IÇA em 101, d</text:span><text:span text:style-name="T14">á Carga A e o Carga PC para somar +1 e Goto t0;</text:span><text:span text:style-name="T13"> </text:span><text:span text:style-name="T6"><text:s/><text:tab/></text:span></text:p>
      <text:p text:style-name="P51"/>
      <text:p text:style-name="P51"/>
      <text:p text:style-name="P76">REM ← PC (t0 e t1)</text:p>
      <text:p text:style-name="P46">RDM ← MEM[REM] (t2)</text:p>
      <text:p text:style-name="P9"><text:span text:style-name="T8">R</text:span><text:span text:style-name="T6">EM ← RDM (t3 e t4)</text:span></text:p>
      <text:p text:style-name="P53">RDM ← MEM[REM] (t5)</text:p>
      <text:p text:style-name="P53">B ← RDM (t6)</text:p>
      <text:p text:style-name="P56">A ← Soma(A,B); PC++; Goto t0 ( t7)</text:p>
      <text:p text:style-name="P56"/>
      <text:p text:style-name="P56"/>
      <text:p text:style-name="P53">OR END (60h):</text:p>
      <text:p text:style-name="P51"/>
      <text:p text:style-name="P69"><text:span text:style-name="T3">t0</text:span><text:span text:style-name="T4">-Seta o enable PC e a ULA em 001(Passagem da entrada A)</text:span></text:p>
      <text:p text:style-name="P69"><text:span text:style-name="T3">t1</text:span><text:span text:style-name="T4">-Mantém a ULA setada em 001 e o PC enable setado, dá um carga REM <text:s/>e seta a memória para leitura</text:span></text:p>
      <text:p text:style-name="P69"><text:span text:style-name="T3">t2</text:span><text:span text:style-name="T4">-Mantem a memória setada para leitura e seta a ULA para 100(Passagem da entrada B) e da um Carga RDM</text:span></text:p>
      <text:p text:style-name="P6">t3-<text:span text:style-name="T6">Mant</text:span><text:span text:style-name="T13">é</text:span><text:span text:style-name="T6">m a ULA setada em 100 e da um Carga B</text:span></text:p>
      <text:p text:style-name="P6">t4<text:span text:style-name="T6">-Mant</text:span><text:span text:style-name="T13">é</text:span><text:span text:style-name="T6">m a ULA setada em 100, seta a memória para leitura e dá um Carga REM</text:span></text:p>
      <text:p text:style-name="P19">t5<text:span text:style-name="T6">-Seta a ULA em 011(faz Ou lógica de A+B), seta memória para leitura, seta o A enable e dá Carga RDM</text:span></text:p>
      <text:p text:style-name="P19">t6<text:span text:style-name="T6">-Mantém a ULA em 011 e o A enable </text:span><text:span text:style-name="T15">e dá Carga B</text:span></text:p>
      <text:p text:style-name="P21">t7<text:span text:style-name="T6">-Mantém a ULA em 011, dá Carga A , Carga PC para somar +1 e o Goto t0</text:span></text:p>
      <text:p text:style-name="P57"/>
      <text:p text:style-name="P77">REM ← PC (t0 e t1)</text:p>
      <text:p text:style-name="P47">RDM ← MEM[REM] (t2)</text:p>
      <text:p text:style-name="P10"><text:span text:style-name="T8">R</text:span><text:span text:style-name="T6">EM ← RDM (t3 e t4)</text:span></text:p>
      <text:p text:style-name="P54">RDM ← MEM[REM] (t5)</text:p>
      <text:p text:style-name="P54">B ← RDM (t6)</text:p>
      <text:p text:style-name="P17"><text:span text:style-name="T6">A ← </text:span><text:span text:style-name="T16">OR</text:span><text:span text:style-name="T6">(A,B); PC++; Goto t0 ( t7)</text:span></text:p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8">AND END (70h):</text:p>
      <text:p text:style-name="P58"/>
      <text:p text:style-name="P23"><text:span text:style-name="T4">t0</text:span><text:span text:style-name="T17">-Seta o enable PC e a ULA em 001(Passagem da entrada A)</text:span></text:p>
      <text:p text:style-name="P70"><text:span text:style-name="T3">t1</text:span><text:span text:style-name="T4">-Mantém a ULA setada em 001 e o PC enable setado, dá um carga REM <text:s/>e seta a memória para leitura</text:span></text:p>
      <text:p text:style-name="P70"><text:span text:style-name="T3">t2</text:span><text:span text:style-name="T4">-Mantem a memória setada para leitura e seta a ULA para 100(Passagem da entrada B) e da um Carga RDM</text:span></text:p>
      <text:p text:style-name="P7">t3-<text:span text:style-name="T6">Mant</text:span><text:span text:style-name="T13">é</text:span><text:span text:style-name="T6">m a ULA setada em 100 e da um Carga B</text:span></text:p>
      <text:p text:style-name="P7">t4<text:span text:style-name="T6">-Mant</text:span><text:span text:style-name="T13">é</text:span><text:span text:style-name="T6">m a ULA setada em 100, seta a memória para leitura e dá um Carga REM</text:span></text:p>
      <text:p text:style-name="P20">t5<text:span text:style-name="T6">-Seta a ULA em 01</text:span><text:span text:style-name="T18">0</text:span><text:span text:style-name="T6">(faz </text:span><text:span text:style-name="T19">AND</text:span><text:span text:style-name="T6"> lógica de A</text:span><text:span text:style-name="T19">.</text:span><text:span text:style-name="T6">B), seta memória para leitura, seta o A enable e dá Carga RDM</text:span></text:p>
      <text:p text:style-name="P20">t6<text:span text:style-name="T6">-Mantém a ULA em 01</text:span><text:span text:style-name="T18">0</text:span><text:span text:style-name="T6"> e o A enable </text:span><text:span text:style-name="T15">e dá Carga B</text:span></text:p>
      <text:p text:style-name="P22">t7<text:span text:style-name="T6">-Mantém a ULA em 01</text:span><text:span text:style-name="T18">0</text:span><text:span text:style-name="T6">, dá Carga A , Carga PC para somar +1 e o Goto t0</text:span></text:p>
      <text:p text:style-name="P51"/>
      <text:p text:style-name="P51"/>
      <text:p text:style-name="P78">REM ← PC (t0 e t1)</text:p>
      <text:p text:style-name="P48">RDM ← MEM[REM] (t2)</text:p>
      <text:p text:style-name="P11"><text:span text:style-name="T8">R</text:span><text:span text:style-name="T6">EM ← RDM (t3 e t4)</text:span></text:p>
      <text:p text:style-name="P55">RDM ← MEM[REM] (t5)</text:p>
      <text:p text:style-name="P55">B ← RDM (t6)</text:p>
      <text:p text:style-name="P18"><text:span text:style-name="T6">A ←</text:span><text:span text:style-name="T20">AND</text:span><text:span text:style-name="T6">(A,B); PC++; Goto t0 ( t7)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NOT (80h):</text:p>
      <text:p text:style-name="P81"/>
      <text:p text:style-name="P24">t0<text:span text:style-name="T6">-Mantém a ULA em 000 (NOT l</text:span><text:span text:style-name="T21">ó</text:span><text:span text:style-name="T6">g</text:span><text:span text:style-name="T21">i</text:span><text:span text:style-name="T6">co na entrada A) e seta o A enable</text:span></text:p>
      <text:p text:style-name="P24">t1<text:span text:style-name="T6">-Mantém a ULA em 000, mantém o A enable e dá Carga A</text:span></text:p>
      <text:p text:style-name="P24">t2<text:span text:style-name="T6">-Goto </text:span><text:span text:style-name="T21">t0</text:span></text:p>
      <text:p text:style-name="P82"/>
      <text:p text:style-name="P83">A ← A’</text:p>
      <text:p text:style-name="P83">Goto t0</text:p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83"/>
      <text:p text:style-name="P83"/>
      <text:p text:style-name="P25"><text:span text:style-name="T6">J</text:span><text:span text:style-name="T22">Z END (90h):</text:span></text:p>
      <text:p text:style-name="P84"/>
      <text:p text:style-name="P84"/>
      <text:p text:style-name="P26">t0<text:span text:style-name="T35">/if</text:span><text:span text:style-name="T6">- Seta a ULA para 001 (Passagem da entrada A sem realizar nenhuma operação) e ativa o A enable</text:span></text:p>
      <text:p text:style-name="P26">t<text:span text:style-name="T35">1/if</text:span><text:span text:style-name="T6">- Mantém a ULA setada em 001 e o A enable e dá um Carga </text:span><text:span text:style-name="T23">Z</text:span></text:p>
      <text:p text:style-name="P26">t2/ <text:span text:style-name="T35">se teste falso</text:span><text:span text:style-name="T6">- Carga PC para somar +1 e Goto t0</text:span></text:p>
      <text:p text:style-name="P85"/>
      <text:p text:style-name="P30">t1<text:span text:style-name="T6">-Seta a ULA para 001(Passagem do A sem realizar operação), <text:s/>seta memória para leitura</text:span></text:p>
      <text:p text:style-name="P29">t<text:span text:style-name="T34">2</text:span><text:span text:style-name="T6">-</text:span><text:span text:style-name="T24">Mantém </text:span><text:span text:style-name="T6">a a ULA </text:span><text:span text:style-name="T24">em</text:span><text:span text:style-name="T6"> 001(Passagem do A sem realizar operação), <text:s/>seta memória para leitura</text:span></text:p>
      <text:p text:style-name="P29"><text:span text:style-name="T34">t3</text:span><text:span text:style-name="T24">-Mantém a ULA em 001, seta o PC enable e dá Carga REM e mantém a memória em leitura</text:span></text:p>
      <text:p text:style-name="P30">t4<text:span text:style-name="T6">- Seta a ULA para 100 (Passagem a entrada A sem realizar operação), mantém a memória para leitura e dá Carga RDM</text:span></text:p>
      <text:p text:style-name="P30">t5<text:span text:style-name="T6">-Seta o PCW(Para o registrador PC guardar endereço ao invés de contar), mantém a memória para leitura, ULA em 100 e dá Carga B</text:span></text:p>
      <text:p text:style-name="P30">t6<text:span text:style-name="T6">-Mantém PCW e memória para leitura setados, ULA em 100 e dá Carga PC para guardar endereço</text:span></text:p>
      <text:p text:style-name="P30">t7<text:span text:style-name="T6">- Goto t0</text:span></text:p>
      <text:p text:style-name="P86"/>
      <text:p text:style-name="P86"/>
      <text:p text:style-name="P87">if( A == 0) (t0 e t1 if)</text:p>
      <text:p text:style-name="P28"><text:span text:style-name="T6"><text:tab/></text:span><text:span text:style-name="T25">REM ← PC (t1,t2 e t3)</text:span></text:p>
      <text:p text:style-name="P26"><text:span text:style-name="T6"><text:tab/></text:span><text:span text:style-name="T25">RDM ← MEM[REM] </text:span><text:span text:style-name="T26">(t4)</text:span></text:p>
      <text:p text:style-name="P26"><text:span text:style-name="T25"><text:tab/></text:span><text:span text:style-name="T26">PC ← RDM (t5 e t6)</text:span></text:p>
      <text:p text:style-name="P88"><text:tab/>Goto t0 (t7)</text:p>
      <text:p text:style-name="P89">else PC++; Goto t0(t2/se falso)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90">JNZ END (A0h):</text:p>
      <text:p text:style-name="P90"/>
      <text:p text:style-name="P27">t0<text:span text:style-name="T35">/if</text:span><text:span text:style-name="T6">- Seta a ULA para 001 (Passagem da entrada A sem realizar nenhuma operação) e ativa o A enable</text:span></text:p>
      <text:p text:style-name="P27">t<text:span text:style-name="T35">1/if</text:span><text:span text:style-name="T6">- Mantém a ULA setada em 001 e o A enable e dá um Carga </text:span><text:span text:style-name="T23">Z</text:span></text:p>
      <text:p text:style-name="P31"><text:span text:style-name="T33">t</text:span>2<text:span text:style-name="T6">- Mantém a ULA setada em 001 e ativa PC enable</text:span></text:p>
      <text:p text:style-name="P32">t3<text:span text:style-name="T6"> -Mantém ULA em 001 e seta memória para leitura, mantém PC enable e dá Carga REM</text:span></text:p>
      <text:p text:style-name="P32">t4<text:span text:style-name="T6">-Mantém memória para leitura e seta ULA para 100(Passagem do B sem realizar operação)</text:span></text:p>
      <text:p text:style-name="P32">t5<text:span text:style-name="T6">-Mantém memória para leitura, ULA setada em 100 e Carga RDM</text:span></text:p>
      <text:p text:style-name="P32">t6<text:span text:style-name="T6">- Seta PCW (para armezenar endereção ao invés de contar), mantém ULA em 100 e dá Carga B</text:span></text:p>
      <text:p text:style-name="P32">t7<text:span text:style-name="T6">-Mantém PCW e ULA em 100, dá Carga PC e Goto t0</text:span></text:p>
      <text:p text:style-name="P91"/>
      <text:p text:style-name="P33">t3/se falso<text:span text:style-name="T6">- Carga PC para somar +1 e Goto t0</text:span></text:p>
      <text:p text:style-name="P92"/>
      <text:p text:style-name="P92">if(A != 0) (t0/if e t1/if)</text:p>
      <text:p text:style-name="P92"><text:tab/>REM ← PC (t2 e t3)</text:p>
      <text:p text:style-name="P92"><text:tab/>RDM ← MEM[REM] (t4 e t5)</text:p>
      <text:p text:style-name="P92"><text:tab/>PC ← RDM; Goto t0 (t6 e t7)</text:p>
      <text:p text:style-name="P33"><text:span text:style-name="T6">else <text:s/>PC++; Goto t0</text:span><text:span text:style-name="T27">(t3/se falso)</text:span></text:p>
      <text:p text:style-name="P92"/>
      <text:p text:style-name="P92"/>
      <text:p text:style-name="P92"/>
      <text:p text:style-name="P93">JMP END (B0h):</text:p>
      <text:p text:style-name="P93"/>
      <text:p text:style-name="P34">t0<text:span text:style-name="T6"> – Seta ULA para 001 (Passagem da entrada A sem realizar operação) e ativa PC enable</text:span></text:p>
      <text:p text:style-name="P34">t1<text:span text:style-name="T6">- Mantém ULA em 001, seta memória para leitura , mantém PC enable e dá Carga REM</text:span></text:p>
      <text:p text:style-name="P34">t2<text:span text:style-name="T6">-Mantém memória para leitura e seta ULA para 100(Passagem da entrada B sem realizar operação)</text:span><text:span text:style-name="T28"> e dá Carga RDM</text:span></text:p>
      <text:p text:style-name="P35">t3<text:span text:style-name="T6">-Mantém ULA setada em 100, ativa PCW (para registrar endereço ao invés de contar) e dá Carga B</text:span></text:p>
      <text:p text:style-name="P35">t4<text:span text:style-name="T6">-Mantém ULA em 100, mantém PCW, dá Carga PC e Goto t0;</text:span></text:p>
      <text:p text:style-name="P94"/>
      <text:p text:style-name="P94">if(1)</text:p>
      <text:p text:style-name="P35"><text:span text:style-name="T6"><text:tab/>REM ← PC </text:span><text:span text:style-name="T29">(t0 e t1)</text:span></text:p>
      <text:p text:style-name="P35"><text:span text:style-name="T6"><text:tab/>RDM ← MEM[REM] </text:span><text:span text:style-name="T29">(t2)</text:span></text:p>
      <text:p text:style-name="P35"><text:span text:style-name="T6"><text:tab/>PC ← RDM; Goto t0</text:span><text:span text:style-name="T29"> (t3 e t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oto Sans CJK SC Regular1" svg:font-family="'Noto Sans CJK SC Regular'" style:font-pitch="variable"/>
    <style:font-face style:name="SimSun" svg:font-family="SimSun, 宋体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tura 1</dc:title>
    <meta:initial-creator>user</meta:initial-creator>
    <meta:creation-date>2018-07-07T14:12:00</meta:creation-date>
    <dc:date>2018-09-12T08:17:45.313635796</dc:date>
    <meta:editing-cycles>43</meta:editing-cycles>
    <meta:generator>LibreOffice/5.1.6.2$Linux_X86_64 LibreOffice_project/10m0$Build-2</meta:generator>
    <meta:editing-duration>P1DT1H2M40S</meta:editing-duration>
    <meta:document-statistic meta:table-count="1" meta:image-count="0" meta:object-count="0" meta:page-count="8" meta:paragraph-count="181" meta:word-count="1787" meta:character-count="8411" meta:non-whitespace-character-count="6760"/>
  </office:meta>
</office:document-meta>
</file>